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DataObjectInfo.AFPData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DataObjectInfo.setObjectAreaInfo( AFPObjectAreaInfo objectArea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DataObjectInfo.set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ObjectAre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Data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DataHeight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DataHeightRes( int data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ResourceInfo( AFPResourceInfo resourc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DataWidth( int imageData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DataWidthRes( int dataWidth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DataWidth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Data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DataHeight( int imageData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Info.getResourc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DataObjectInfo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